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8.06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style:font-name="Arial1" style:font-name-asian="ＭＳ Ｐゴシック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office:value-type="string">
            <text:p>説明文</text:p>
          </table:table-cell>
          <table:table-cell office:value-type="string">
            <text:p>レア度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ヒノキの剣</text:p>
          </table:table-cell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ヒノ木で作られた木剣。子供たちが好んで使っ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銅で作られた剣。護身用として好んで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鉄の剣☆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鉄で作られた剣。兵士や傭兵、冒険者が愛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鋼で作られた剣。騎士や兵隊長など上位職のもの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魔力が込められた剣。一部の上流階級のみが所持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ロングソード</text:p>
          </table:table-cell>
          <table:table-cell table:style-name="ce1"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10">
            <text:p>1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通常の片手剣より長い剣。馬上で敵を討つために作られた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40">
            <text:p>74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office:value-type="string">
            <text:p>ある民族が使用していた剣。民族の中でも上流階級の者が愛用していた武器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さび付いた剣。かなりの年月が経っており、武器としてはほとんど意味をなさ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一般的な片手剣。主に歩兵が愛用し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国の英雄のみに贈られる剣。一振りで敵を屠ることのでき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グレートソード</text:p>
          </table:table-cell>
          <table:table-cell table:style-name="ce1" office:value-type="float" office:value="11">
            <text:p>11</text:p>
          </table:table-cell>
          <table:table-cell office:value-type="float" office:value="800">
            <text:p>800</text:p>
          </table:table-cell>
          <table:table-cell office:value-type="float" office:value="70">
            <text:p>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巨大な大剣。力に任せ周囲の物を粉砕する恐ろしい力を秘め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float" office:value="150">
            <text:p>1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バスターソード。グレートソードと同じく、敵を粉砕するために作られた強力な大剣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860">
            <text:p>86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クレイモア。重たい一撃手歩兵を粉砕する大剣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ツヴァイハンダー。振り回すことにより、より強力な一撃を放つ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騎士の大剣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騎士の大剣。兵隊長や王の側近の兵が身に着け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炎の大剣。炎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氷の大剣。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3500">
            <text:p>3500</text:p>
          </table:table-cell>
          <table:table-cell office:value-type="float" office:value="450">
            <text:p>4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雷の大剣。雷の魔力が込められた大剣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office:value-type="string">
            <text:p>丸太。武器のとしての実用性はないが、これを振り回す筋力は計り知れな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style-name="ce4" office:value-type="string">
            <text:p>国の英雄のみに贈られる大剣。一振りで周囲の敵を粉砕する強力な力を秘め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木の弓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木でできた弓。駆け出しの冒険者が使用することが多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旅人の弓。主に旅をする者たちが食料を確保するために使用し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兵士の弓 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兵士の弓。主に兵士が戦争時に敵を屠るために使われている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森人の弓。森人が狩りに使う弓。特殊な力が込められている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ボロイ弓。弓を飛ばすことができるが、さほど威力はない。</text:p>
          </table:table-cell>
          <table:table-cell office:value-type="string">
            <text:p>Normal</text:p>
          </table:table-cell>
          <table:table-cell table:number-columns-repeated="1015"/>
        </table:table-row>
        <table:table-row table:style-name="ro4">
          <table:table-cell office:value-type="string">
            <text:p>ロングボウ</text:p>
          </table:table-cell>
          <table:table-cell table:style-name="ce1" office:value-type="float" office:value="26">
            <text:p>26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ロングボウ。通常の弓より大きく、その弓から放たれる一撃を重たい。</text:p>
          </table:table-cell>
          <table:table-cell office:value-type="string">
            <text:p>Rare</text:p>
          </table:table-cell>
          <table:table-cell table:number-columns-repeated="1015"/>
        </table:table-row>
        <table:table-row table:style-name="ro4">
          <table:table-cell office:value-type="string">
            <text:p>巨人の弓</text:p>
          </table:table-cell>
          <table:table-cell table:style-name="ce1" office:value-type="float" office:value="27">
            <text:p>27</text:p>
          </table:table-cell>
          <table:table-cell office:value-type="float" office:value="2500">
            <text:p>2500</text:p>
          </table:table-cell>
          <table:table-cell office:value-type="float" office:value="87">
            <text:p>8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巨人の弓。古の時代にいた巨人族が使用していた弓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古代の弓</text:p>
          </table:table-cell>
          <table:table-cell table:style-name="ce1" office:value-type="float" office:value="28">
            <text:p>28</text:p>
          </table:table-cell>
          <table:table-cell office:value-type="float" office:value="4500">
            <text:p>45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古代の弓。古の時代の技術によって作られた強力な弓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賢者の弓</text:p>
          </table:table-cell>
          <table:table-cell table:style-name="ce1" office:value-type="float" office:value="29">
            <text:p>29</text:p>
          </table:table-cell>
          <table:table-cell office:value-type="float" office:value="8000">
            <text:p>8000</text:p>
          </table:table-cell>
          <table:table-cell office:value-type="float" office:value="140">
            <text:p>1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office:value-type="string">
            <text:p>賢者の弓。ある、賢者が使用していた弓。強力な魔力が込められている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>
          <table:table-cell office:value-type="string">
            <text:p>英雄の弓</text:p>
          </table:table-cell>
          <table:table-cell office:value-type="float" office:value="30">
            <text:p>30</text:p>
          </table:table-cell>
          <table:table-cell office:value-type="float" office:value="9999">
            <text:p>9999</text:p>
          </table:table-cell>
          <table:table-cell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style-name="ce4" office:value-type="string">
            <text:p>国の英雄のみに贈られる弓。敵を一撃で屠る強力な矢を放つ。</text:p>
          </table:table-cell>
          <table:table-cell office:value-type="string">
            <text:p>Legend</text:p>
          </table:table-cell>
          <table:table-cell table:number-columns-repeated="1015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2018/12/07</text:date>, <text:time>13:46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3:46:15.92</dc:date>
    <meta:generator>OpenOffice/4.1.5$Win32 OpenOffice.org_project/415m1$Build-9789</meta:generator>
    <meta:editing-duration>PT5H18M3S</meta:editing-duration>
    <meta:editing-cycles>15</meta:editing-cycles>
    <meta:document-statistic meta:table-count="1" meta:cell-count="279" meta:object-count="0"/>
  </office:meta>
</office:document-meta>
</file>